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74a2" officeooo:paragraph-rsid="000974a2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974a2" officeooo:paragraph-rsid="000974a2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9d74b" officeooo:paragraph-rsid="0009d74b"/>
    </style:style>
    <style:style style:name="P4" style:family="paragraph" style:parent-style-name="Standard">
      <style:text-properties officeooo:rsid="000bb9e1" officeooo:paragraph-rsid="000bb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03 Testing</text:p>
      <text:p text:style-name="P1"/>
      <text:p text:style-name="P3">Unit test → Arrange, Act, Assert</text:p>
      <text:p text:style-name="P3">import unittest</text:p>
      <text:p text:style-name="P3">new test case <text:line-break/><text:tab/>class SomeClass(unittest.TestCase)</text:p>
      <text:p text:style-name="P3">self.assertEqual(), self.assertFalse()</text:p>
      <text:p text:style-name="P3">!! if __name__ == ‘__main__’:</text:p>
      <text:p text:style-name="P3"><text:tab/>unittest.main()</text:p>
      <text:p text:style-name="P3">watch test_f1.py → runva test prez 2sek v background-a</text:p>
      <text:p text:style-name="P3"/>
      <text:p text:style-name="P4">from datetime import datetime, timedelta</text:p>
      <text:p text:style-name="P4">datetime.now() → sega</text:p>
      <text:p text:style-name="P4">x + timedelta(hours=10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7:10:21.606160940</meta:creation-date>
    <dc:date>2020-03-04T18:18:52.947167172</dc:date>
    <meta:editing-duration>PT18M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3" meta:character-count="330" meta:non-whitespace-character-count="295"/>
  </office:meta>
</office:document-meta>
</file>